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HttpMessageReader.readMono( ResolvableType elementType , ReactiveHttpInputMessage inputMessage ,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partHttpMessageReader.canRead( ResolvableType elementType , @ Nullable MediaType media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artHttpMessageReader.getPar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MessageReader.toList( Collection &lt; Part &gt; 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MessageReader.read( ResolvableType elementType , ReactiveHttpInputMessage messag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MessageReader.getReadabl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MessageReader.MultipartHttpMessageReader( HttpMessageReader &lt; Part &gt; part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HttpMessageReader.toMultiValueMap( Map &lt; String , Collection &lt; Part &gt;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